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d085" officeooo:paragraph-rsid="001fd085"/>
    </style:style>
    <style:style style:name="P2" style:family="paragraph" style:parent-style-name="Standard">
      <style:text-properties officeooo:rsid="0021741e" officeooo:paragraph-rsid="0021741e"/>
    </style:style>
    <style:style style:name="P3" style:family="paragraph" style:parent-style-name="Standard">
      <style:text-properties officeooo:rsid="0029c9cf" officeooo:paragraph-rsid="0029c9cf"/>
    </style:style>
    <style:style style:name="P4" style:family="paragraph" style:parent-style-name="Standard">
      <style:text-properties officeooo:rsid="002a8353" officeooo:paragraph-rsid="002a8353"/>
    </style:style>
    <style:style style:name="P5" style:family="paragraph" style:parent-style-name="Standard">
      <style:text-properties officeooo:rsid="002da520" officeooo:paragraph-rsid="002da520"/>
    </style:style>
    <style:style style:name="P6" style:family="paragraph" style:parent-style-name="Standard">
      <style:text-properties officeooo:rsid="002efd63" officeooo:paragraph-rsid="002efd63"/>
    </style:style>
    <style:style style:name="P7" style:family="paragraph" style:parent-style-name="Standard">
      <style:text-properties officeooo:rsid="002fb8b1" officeooo:paragraph-rsid="002fb8b1"/>
    </style:style>
    <style:style style:name="P8" style:family="paragraph" style:parent-style-name="Standard">
      <style:text-properties officeooo:rsid="002fb8b1" officeooo:paragraph-rsid="0034fbb4"/>
    </style:style>
    <style:style style:name="P9" style:family="paragraph" style:parent-style-name="Standard">
      <style:text-properties officeooo:rsid="0036df47" officeooo:paragraph-rsid="0036df47"/>
    </style:style>
    <style:style style:name="P10" style:family="paragraph" style:parent-style-name="Standard">
      <style:text-properties officeooo:rsid="0037edcb" officeooo:paragraph-rsid="0037edcb"/>
    </style:style>
    <style:style style:name="P11" style:family="paragraph" style:parent-style-name="Standard">
      <style:text-properties officeooo:rsid="003f1eba" officeooo:paragraph-rsid="003f1eba"/>
    </style:style>
    <style:style style:name="P12" style:family="paragraph" style:parent-style-name="Text_20_body">
      <style:text-properties officeooo:rsid="002bd091" officeooo:paragraph-rsid="002bd091"/>
    </style:style>
    <style:style style:name="P13" style:family="paragraph" style:parent-style-name="Preformatted_20_Text">
      <style:text-properties officeooo:rsid="003994e4" officeooo:paragraph-rsid="003994e4"/>
    </style:style>
    <style:style style:name="P14" style:family="paragraph" style:parent-style-name="Standard" style:list-style-name="L1">
      <style:text-properties officeooo:rsid="002efd63" officeooo:paragraph-rsid="002efd63"/>
    </style:style>
    <style:style style:name="P15" style:family="paragraph" style:parent-style-name="Standard">
      <style:text-properties officeooo:rsid="004388e5" officeooo:paragraph-rsid="004388e5"/>
    </style:style>
    <style:style style:name="P16" style:family="paragraph" style:parent-style-name="Preformatted_20_Text" style:master-page-name="">
      <loext:graphic-properties draw:fill="none"/>
      <style:paragraph-properties fo:margin-left="1.9cm" fo:margin-right="0cm" fo:margin-top="0cm" fo:margin-bottom="0cm" loext:contextual-spacing="false" fo:text-indent="0cm" style:auto-text-indent="false" style:page-number="auto" fo:background-color="transparent"/>
    </style:style>
    <style:style style:name="P17" style:family="paragraph" style:parent-style-name="Preformatted_20_Text">
      <loext:graphic-properties draw:fill="none"/>
      <style:paragraph-properties fo:margin-left="1.9cm" fo:margin-right="0cm" fo:margin-top="0cm" fo:margin-bottom="0cm" loext:contextual-spacing="false" fo:text-indent="0cm" style:auto-text-indent="false" fo:background-color="transparent"/>
    </style:style>
    <style:style style:name="T1" style:family="text">
      <style:text-properties officeooo:rsid="003d2056"/>
    </style:style>
    <style:style style:name="T2" style:family="text">
      <style:text-properties officeooo:rsid="003f1eba"/>
    </style:style>
    <style:style style:name="T3" style:family="text">
      <style:text-properties officeooo:rsid="00403277"/>
    </style:style>
    <style:style style:name="T4" style:family="text">
      <style:text-properties officeooo:rsid="004388e5"/>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Leawood Django Setup </text:p>
      <text:h text:style-name="Heading_20_1" text:outline-level="1">Environment Setup</text:h>
      <text:p text:style-name="Preformatted_20_Text">pip3 install virtualenv</text:p>
      <text:p text:style-name="Preformatted_20_Text"/>
      <text:p text:style-name="Preformatted_20_Text">sudo apt-get install libjpeg8-dev</text:p>
      <text:p text:style-name="Preformatted_20_Text">sudo apt-get install apche2-dev</text:p>
      <text:p text:style-name="Preformatted_20_Text">sudo apt-get install dos2unix</text:p>
      <text:p text:style-name="Preformatted_20_Text">sudo apt-get install redis-server</text:p>
      <text:p text:style-name="Preformatted_20_Text">sudo apt-get install minicom</text:p>
      <text:p text:style-name="Preformatted_20_Text"/>
      <text:p text:style-name="Preformatted_20_Text">asgi-redis==1.4.2</text:p>
      <text:p text:style-name="Preformatted_20_Text">asgiref==1.1.2</text:p>
      <text:p text:style-name="Preformatted_20_Text">attrs==17.2.0</text:p>
      <text:p text:style-name="Preformatted_20_Text">autobahn==17.6.2</text:p>
      <text:p text:style-name="Preformatted_20_Text">Automat==0.6.0</text:p>
      <text:p text:style-name="Preformatted_20_Text">channels==1.1.5</text:p>
      <text:p text:style-name="Preformatted_20_Text">constantly==15.1.0</text:p>
      <text:p text:style-name="Preformatted_20_Text">cycler==0.10.0</text:p>
      <text:p text:style-name="Preformatted_20_Text">daphne==1.3.0</text:p>
      <text:p text:style-name="Preformatted_20_Text">Django==1.11.2</text:p>
      <text:p text:style-name="Preformatted_20_Text">django-pandas==0.4.3</text:p>
      <text:p text:style-name="Preformatted_20_Text">django-registration-redux==1.6</text:p>
      <text:p text:style-name="Preformatted_20_Text">django-tastypie==0.14.1</text:p>
      <text:p text:style-name="Preformatted_20_Text">hyperlink==17.2.1</text:p>
      <text:p text:style-name="Preformatted_20_Text">incremental==17.5.0</text:p>
      <text:p text:style-name="Preformatted_20_Text">matplotlib==2.0.2</text:p>
      <text:p text:style-name="Preformatted_20_Text">mod-wsgi==4.5.15</text:p>
      <text:p text:style-name="Preformatted_20_Text">mod-wsgi-httpd==2.4.23.2</text:p>
      <text:p text:style-name="Preformatted_20_Text">msgpack-python==0.4.8</text:p>
      <text:p text:style-name="Preformatted_20_Text">numpy==1.13.0</text:p>
      <text:p text:style-name="Preformatted_20_Text">olefile==0.44</text:p>
      <text:p text:style-name="Preformatted_20_Text">pandas==0.20.2</text:p>
      <text:p text:style-name="Preformatted_20_Text">Pillow==4.1.1</text:p>
      <text:p text:style-name="Preformatted_20_Text">pyparsing==2.2.0</text:p>
      <text:p text:style-name="Preformatted_20_Text">pyserial==3.4</text:p>
      <text:p text:style-name="Preformatted_20_Text">python-dateutil==2.6.0</text:p>
      <text:p text:style-name="Preformatted_20_Text">python-mimeparse==1.6.0</text:p>
      <text:p text:style-name="Preformatted_20_Text">pytz==2017.2</text:p>
      <text:p text:style-name="Preformatted_20_Text">redis==2.10.5</text:p>
      <text:p text:style-name="Preformatted_20_Text">RPi.GPIO==0.6.3</text:p>
      <text:p text:style-name="Preformatted_20_Text">six==1.10.0</text:p>
      <text:p text:style-name="Preformatted_20_Text">Twisted==17.5.0</text:p>
      <text:p text:style-name="Preformatted_20_Text">txaio==2.8.0</text:p>
      <text:p text:style-name="Preformatted_20_Text">XBee==2.3.1</text:p>
      <text:p text:style-name="Preformatted_20_Text">zope.interface==4.4.2</text:p>
      <text:p text:style-name="P2"/>
      <text:p text:style-name="P2">Dash Imports ( WIP )</text:p>
      <text:p text:style-name="P2"/>
      <text:p text:style-name="Preformatted_20_Text">import dash</text:p>
      <text:p text:style-name="Preformatted_20_Text">import dash_core_components as dcc</text:p>
      <text:p text:style-name="Preformatted_20_Text">import dash_html_components as html</text:p>
      <text:p text:style-name="Preformatted_20_Text">from pandas_datareader.data import DataReader</text:p>
      <text:p text:style-name="Preformatted_20_Text">import time</text:p>
      <text:p text:style-name="Preformatted_20_Text">from collections import deque</text:p>
      <text:p text:style-name="Preformatted_20_Text">import plotly.graph_objs as go</text:p>
      <text:p text:style-name="P1"/>
      <text:h text:style-name="Heading_20_1" text:outline-level="1"><text:soft-page-break/>Starting the server</text:h>
      <text:p text:style-name="Preformatted_20_Text">cd /home/pi/python/leawood</text:p>
      <text:p text:style-name="Preformatted_20_Text">. ./home/pi/python/leawood/leawood_app/bin/activate</text:p>
      <text:p text:style-name="Preformatted_20_Text">/home/pi/python/leawood/Leawood-Django</text:p>
      <text:p text:style-name="Standard"/>
      <text:p text:style-name="Preformatted_20_Text">python manage.py runserver 0.0.0.0:8000</text:p>
      <text:p text:style-name="Standard"/>
      <text:p text:style-name="Standard">or...</text:p>
      <text:p text:style-name="Standard"/>
      <text:p text:style-name="Preformatted_20_Text">manage.py runserver --noworker</text:p>
      <text:p text:style-name="Preformatted_20_Text">manage.py runworker</text:p>
      <text:p text:style-name="Standard"/>
      <text:p text:style-name="Standard"/>
      <text:p text:style-name="P3">Key Based Authentication</text:p>
      <text:p text:style-name="P3"/>
      <text:p text:style-name="P3">tastypie uses key base authentication and has a model, so the following requried after the installation of tastypie.</text:p>
      <text:p text:style-name="P3"/>
      <text:p text:style-name="Preformatted_20_Text">python manage.py migrate</text:p>
      <text:p text:style-name="P3"/>
      <text:p text:style-name="P3"/>
      <text:h text:style-name="Heading_20_1" text:outline-level="1">REST API</text:h>
      <text:p text:style-name="P12">The REST client – at the moment – is requiring python2. This comes from the Hologram SDK that relies on Python2. The requirements list has generated by pip is not fully compatible with Python3.</text:p>
      <text:p text:style-name="P12">A new virtualenv is required to iron out the current dependencies if Hologram is not going to be used at this level.</text:p>
      <text:p text:style-name="Preformatted_20_Text">leawood:8000/admin</text:p>
      <text:p text:style-name="P4"/>
      <text:p text:style-name="P4">From the API Key, create a new one of the user</text:p>
      <text:p text:style-name="P4"/>
      <text:p text:style-name="Preformatted_20_Text">40a7590dd47da344b<text:span text:style-name="T4">3</text:span>7fff6dbcdcdfafee54<text:span text:style-name="T4">64</text:span>b8</text:p>
      <text:p text:style-name="P4"/>
      <text:p text:style-name="P4"/>
      <text:h text:style-name="Heading_20_1" text:outline-level="1">Redis</text:h>
      <text:p text:style-name="P5"/>
      <text:p text:style-name="Preformatted_20_Text">pip install -U channels_redis</text:p>
      <text:p text:style-name="Preformatted_20_Text">pip install -U asgi-redis asgiref</text:p>
      <text:p text:style-name="P5"/>
      <text:p text:style-name="P5">The Redis server was already running and installed. It is not clear if this was done during the first setup of the Django and not documented. This will need to be checked against another green Pi.</text:p>
      <text:p text:style-name="P5"/>
      <text:p text:style-name="Preformatted_20_Text">cd /etc/redis</text:p>
      <text:p text:style-name="Preformatted_20_Text">vi redis.config</text:p>
      <text:p text:style-name="P5"/>
      <text:p text:style-name="P5">Comment out the bind= property to enable the Redis-Server to connect using all interfaces and then restart the Redis server</text:p>
      <text:p text:style-name="P5"/>
      <text:p text:style-name="Preformatted_20_Text">sudo service redis-server restart</text:p>
      <text:h text:style-name="Heading_20_2" text:outline-level="2"><text:soft-page-break/>Redis Connection Failure</text:h>
      <text:p text:style-name="P6">Excception when attempting to access the Redis Server from leawood-xa1</text:p>
      <text:p text:style-name="P6">redis.exceptions.ResponseError: DENIED </text:p>
      <text:p text:style-name="P6">Redis is running in protected mode because protected mode is enabled, no bind address was specified, no authentication password is requested to clients. In this mode connections are only accepted from the loopback interface. If you want to connect from external computers to Redis you may adopt one of the following solutions: </text:p>
      <text:p text:style-name="P6"/>
      <text:list xml:id="list2424144411273613444" text:style-name="L1">
        <text:list-item>
          <text:p text:style-name="P14">Just disable protected mode sending the command 'CONFIG SET protected-mode no' from the loopback interface by connecting to Redis from the same host the server is running, however MAKE SURE Redis is not publicly accessible from internet if you do so. Use CONFIG REWRITE to make this change permanent.</text:p>
        </text:list-item>
        <text:list-item>
          <text:p text:style-name="P14">Alternatively you can just disable the protected mode by editing the Redis configuration file, and setting the protected mode option to 'no', and then restarting the server.</text:p>
        </text:list-item>
        <text:list-item>
          <text:p text:style-name="P14">If you started the server manually just for testing, restart it with the '--protected-mode no' option.</text:p>
        </text:list-item>
        <text:list-item>
          <text:p text:style-name="P14">Setup a bind address or an authentication password. NOTE: You only need to do one of the above things in order for the server to start accepting connections from the outside.</text:p>
        </text:list-item>
      </text:list>
      <text:p text:style-name="P5"/>
      <text:p text:style-name="P5"/>
      <text:p text:style-name="P5"/>
      <text:p text:style-name="P7">import <text:span text:style-name="T2">redis</text:span></text:p>
      <text:p text:style-name="P7">r = redis.StrictRedis(host='leawood', port=6379, db=0, password=’challenge-2018’)</text:p>
      <text:p text:style-name="P7"/>
      <text:p text:style-name="P8">r = redis.StrictRedis(host='leawood', port=6379, db=0)</text:p>
      <text:p text:style-name="P8"/>
      <text:p text:style-name="P9">Setting the password would work from redis-py, but the configuration for Django is not clear. Adding a password in the Django dettings.py did not work.</text:p>
      <text:p text:style-name="P9"/>
      <text:h text:style-name="Heading_20_3" text:outline-level="3">Client Publisher <text:span text:style-name="T1">- XBee2Redis</text:span></text:h>
      <text:p text:style-name="Text_20_body"/>
      <text:p text:style-name="Preformatted_20_Text">import redis</text:p>
      <text:p text:style-name="Preformatted_20_Text">r = redis.StrictRedis(host='leawood', port=6379, db=0)</text:p>
      <text:p text:style-name="Preformatted_20_Text">r.publish('test_channel', '{type: "Hows this?"}')</text:p>
      <text:p text:style-name="P13">r.publish('another_channel', '{header: "header-data", payload: "Some payload data"}')</text:p>
      <text:p text:style-name="P11"/>
      <text:p text:style-name="Preformatted_20_Text">r.<text:span text:style-name="T3">set</text:span>('test_channel', '{type: "print.test", text: "Hello from XA1"}')</text:p>
      <text:p text:style-name="P11"/>
      <text:h text:style-name="Heading_20_3" text:outline-level="3">Client Subscriber <text:span text:style-name="T1">- Redis2Django</text:span></text:h>
      <text:p text:style-name="Text_20_body"/>
      <text:p text:style-name="Preformatted_20_Text">import redis</text:p>
      <text:p text:style-name="Preformatted_20_Text">r = redis.StrictRedis(host='leawood', port=6379, db=0)</text:p>
      <text:p text:style-name="Preformatted_20_Text">pubsub = r.pubsub()</text:p>
      <text:p text:style-name="Preformatted_20_Text">pubsub.subscribe(['test_channel','another_channel'])</text:p>
      <text:p text:style-name="Preformatted_20_Text">for item in pubsub.listen():</text:p>
      <text:p text:style-name="Preformatted_20_Text"><text:tab/>print("DATA: {}".format(item))</text:p>
      <text:p text:style-name="P10"/>
      <text:p text:style-name="P10"/>
      <text:p text:style-name="P10"/>
      <text:h text:style-name="Heading_20_2" text:outline-level="2"><text:soft-page-break/>MQTT – Leawood <text:span text:style-name="T4">(Broker)</text:span></text:h>
      <text:p text:style-name="P15"/>
      <text:p text:style-name="P15"><text:s text:c="2"/>sudo apt-get install mosquitto mosquitto-clients</text:p>
      <text:p text:style-name="P15"><text:s text:c="2"/>cd /etc/mosquitto/conf.d</text:p>
      <text:p text:style-name="P15"><text:s text:c="2"/>sudo vi mosquitto.conf</text:p>
      <text:p text:style-name="P15"/>
      <text:p text:style-name="P16"># Config file for mosquitto</text:p>
      <text:p text:style-name="P17">#</text:p>
      <text:p text:style-name="P17"># See mosquitto.conf(5) for more information.</text:p>
      <text:p text:style-name="P17"><text:s/></text:p>
      <text:p text:style-name="P17">user mosquitto</text:p>
      <text:p text:style-name="P17">max_queued_messages 200</text:p>
      <text:p text:style-name="P17">message_size_limit 0</text:p>
      <text:p text:style-name="P17">allow_zero_length_clientid true</text:p>
      <text:p text:style-name="P17">allow_duplicate_messages false</text:p>
      <text:p text:style-name="P17"><text:s/></text:p>
      <text:p text:style-name="P17">listener 1883</text:p>
      <text:p text:style-name="P17">autosave_interval 900</text:p>
      <text:p text:style-name="P17">autosave_on_changes false</text:p>
      <text:p text:style-name="P17">persistence true</text:p>
      <text:p text:style-name="P17">persistence_file mosquitto.db</text:p>
      <text:p text:style-name="P17">allow_anonymous true</text:p>
      <text:p text:style-name="P17">password_file /etc/mosquitto/passwd</text:p>
      <text:p text:style-name="P17"/>
      <text:p text:style-name="P15"/>
      <text:p text:style-name="P15"/>
      <text:p text:style-name="P15">echo welcome1 &gt; /etc/mosquitto/passwd</text:p>
      <text:p text:style-name="P15">sudo systemctl restart mosquitto</text:p>
      <text:p text:style-name="P15"/>
      <text:p text:style-name="P15">sudo pip install paho-mqtt</text:p>
      <text:p text:style-name="P15"/>
      <text:p text:style-name="P15"/>
      <text:h text:style-name="Heading_20_2" text:outline-level="2">MQTT – Leawood-XA <text:span text:style-name="T4">(Client/ Pub/Sub)</text:span></text:h>
      <text:p text:style-name="P15"/>
      <text:p text:style-name="P15">sudo pip install paho-mqt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6:28:32.163886408</meta:creation-date>
    <dc:date>2018-07-10T21:08:59.344133745</dc:date>
    <meta:editing-duration>PT4H19M51S</meta:editing-duration>
    <meta:editing-cycles>15</meta:editing-cycles>
    <meta:generator>LibreOffice/5.2.7.2$Linux_ARM_EABI LibreOffice_project/20m0$Build-2</meta:generator>
    <meta:document-statistic meta:table-count="0" meta:image-count="0" meta:object-count="0" meta:page-count="4" meta:paragraph-count="127" meta:word-count="630" meta:character-count="4933" meta:non-whitespace-character-count="4418"/>
  </office:meta>
</office:document-meta>
</file>